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10079a" officeooo:paragraph-rsid="0010079a"/>
    </style:style>
    <style:style style:name="P2" style:family="paragraph" style:parent-style-name="Title">
      <style:text-properties officeooo:rsid="0010079a" officeooo:paragraph-rsid="0010079a"/>
    </style:style>
    <style:style style:name="P3" style:family="paragraph" style:parent-style-name="Text_20_body">
      <style:text-properties officeooo:rsid="0010c251" officeooo:paragraph-rsid="0010c251"/>
    </style:style>
    <style:style style:name="P4" style:family="paragraph" style:parent-style-name="Text_20_body">
      <style:text-properties officeooo:rsid="00112316" officeooo:paragraph-rsid="00112316"/>
    </style:style>
    <style:style style:name="P5" style:family="paragraph" style:parent-style-name="Heading_20_1">
      <style:text-properties officeooo:rsid="0010079a" officeooo:paragraph-rsid="0010079a"/>
    </style:style>
    <style:style style:name="P6" style:family="paragraph" style:parent-style-name="Heading_20_1">
      <style:text-properties officeooo:rsid="0010c251" officeooo:paragraph-rsid="0010c251"/>
    </style:style>
    <style:style style:name="P7" style:family="paragraph" style:parent-style-name="Heading_20_1">
      <style:text-properties officeooo:rsid="00112316" officeooo:paragraph-rsid="0011231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atusrapport</text:p>
      <text:h text:style-name="P5" text:outline-level="1">12 november 2014:</text:h>
      <text:p text:style-name="P1">Ca 25 källkodsfiler för projektet finns. Bilder har gjorts för att användas som bakgrundsbild, knappar mm. Programmet går att köras. Programmet startar i menyn (MenuState) där man kan klicka sig vidare att börja spelet (PlayState). Ifrån spelet kan man trycka på ESCAPE för att nå pausmenyn (PauseState) där spelet pausas och en bild på alternativ dyker upp. Alternativen är att fortsätta spelet eller gå tillbaka till startmenyn. Det går att flytta sig från pausmenyn tillbaka till spelet och det går också att gå till startmenyn.</text:p>
      <text:p text:style-name="P1"/>
      <text:h text:style-name="P6" text:outline-level="1">21 november 2014:</text:h>
      <text:p text:style-name="P3">Ytterliga källkodsfiler har tillkommit. Nu fungerar EditorState där du kan skapa din egna bana och sedan spela den. Knapparna vid menyerna har ändrats och de är av klassen Button. Det går att placera ut fiender på banan och banan går att ta sig igenom med hjälp av kontrollerna (hoppa, röra sig åt sidorna). Bara några få ska-krav är ännu inte uppfyllda.</text:p>
      <text:p text:style-name="P3"/>
      <text:h text:style-name="P7" text:outline-level="1">27 november 2014:</text:h>
      <text:p text:style-name="P4">Spelet uppfyller nu alla ska-krav. Ett till objekt (finish) har lagts till som har ett unikt ID. Vid kollision med detta ID betyder att du klarat banan. Kollision med övriga objekt fungerar också. Kollision med fiende ovanifrån dödar fienden, och ifrån sidan så dör du. Kollision med powerup gör att du springer snabbare under en kort stund. Bilder har uppdaterats i menustate och credit.<text:line-break/>Buggar vid rörelsen av spelaren har fixa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cfr819 </meta:initial-creator>
    <meta:creation-date>2014-11-12T12:34:04.694809541</meta:creation-date>
    <dc:date>2014-11-27T19:36:51.637019587</dc:date>
    <dc:creator>oscfr819 </dc:creator>
    <meta:editing-duration>P0D</meta:editing-duration>
    <meta:editing-cycles>3</meta:editing-cycles>
    <meta:generator>LibreOffice/4.1.3.2$Linux_X86_64 LibreOffice_project/410m0$Build-2</meta:generator>
    <meta:document-statistic meta:table-count="0" meta:image-count="0" meta:object-count="0" meta:page-count="1" meta:paragraph-count="7" meta:word-count="227" meta:character-count="1382" meta:non-whitespace-character-count="1161"/>
  </office:meta>
</office:document-meta>
</file>